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5.85pt" svg:height="318.53pt" svg:x="93.03pt" svg:y="115.94pt">
            <loext:p draw:notify-on-update-of-ranges="Sheet1.A2:Sheet1.A2 Sheet1.B2:Sheet1.U2 Sheet1.A3:Sheet1.A3 Sheet1.B3:Sheet1.U3 Sheet1.A4:Sheet1.A4 Sheet1.B4:Sheet1.U4 Sheet1.A5:Sheet1.A5 Sheet1.B5:Sheet1.U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7" table:number-columns-repeated="1000" table:default-cell-style-name="Default"/>
        <table:table-row table:style-name="ro1">
          <table:table-cell/>
          <table:table-cell table:style-name="ce2" office:value-type="string" calcext:value-type="string" table:number-columns-spanned="20" table:number-rows-spanned="1">
            <text:p>Time (ms) per run; 20MB kernel log input in RAM</text:p>
          </table:table-cell>
          <table:covered-table-cell table:number-columns-repeated="19" table:style-name="ce4"/>
          <table:table-cell table:style-name="ce5" office:value-type="string" calcext:value-type="string">
            <text:p>Bytes/s</text:p>
          </table:table-cell>
          <table:table-cell table:style-name="ce7"/>
          <table:table-cell table:style-name="ce5" office:value-type="string" calcext:value-type="string">
            <text:p>Bytes/run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LinuxKernelStrict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4"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2" table:style-name="ce3" office:value-type="float" office:value="332" calcext:value-type="float">
            <text:p>332</text:p>
          </table:table-cell>
          <table:table-cell table:style-name="ce3" office:value-type="float" office:value="333" calcext:value-type="float">
            <text:p>333</text:p>
          </table:table-cell>
          <table:table-cell table:number-columns-repeated="2" table:style-name="ce3" office:value-type="float" office:value="334" calcext:value-type="float">
            <text:p>33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2" table:style-name="ce3" office:value-type="float" office:value="333" calcext:value-type="float">
            <text:p>333</text:p>
          </table:table-cell>
          <table:table-cell office:value-type="float" office:value="122647027" calcext:value-type="float">
            <text:p>122,647,027</text:p>
          </table:table-cell>
          <table:table-cell office:value-type="float" office:value="1.63" calcext:value-type="float">
            <text:p>1.63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uxKernelLoose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4" calcext:value-type="float">
            <text:p>244</text:p>
          </table:table-cell>
          <table:table-cell office:value-type="float" office:value="167383032" calcext:value-type="float">
            <text:p>167,383,032</text:p>
          </table:table-cell>
          <table:table-cell office:value-type="float" office:value="2.27" calcext:value-type="float">
            <text:p>2.27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uxKernel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3" table:style-name="ce3" office:value-type="float" office:value="184" calcext:value-type="float">
            <text:p>184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office:value-type="float" office:value="220764648" calcext:value-type="float">
            <text:p>220,764,648</text:p>
          </table:table-cell>
          <table:table-cell office:value-type="float" office:value="3.06" calcext:value-type="float">
            <text:p>3.06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 Average</text:p>
          </table:table-cell>
          <table:table-cell table:style-name="ce3" table:formula="of:=AVERAGE([.B6:.B8])" office:value-type="float" office:value="686.333333333333" calcext:value-type="float">
            <text:p>686</text:p>
          </table:table-cell>
          <table:table-cell table:style-name="ce3" table:formula="of:=AVERAGE([.C6:.C8])" office:value-type="float" office:value="593" calcext:value-type="float">
            <text:p>593</text:p>
          </table:table-cell>
          <table:table-cell table:style-name="ce3" table:formula="of:=AVERAGE([.D6:.D8])" office:value-type="float" office:value="568" calcext:value-type="float">
            <text:p>568</text:p>
          </table:table-cell>
          <table:table-cell table:style-name="ce3" table:formula="of:=AVERAGE([.E6:.E8])" office:value-type="float" office:value="565" calcext:value-type="float">
            <text:p>565</text:p>
          </table:table-cell>
          <table:table-cell table:style-name="ce3" table:formula="of:=AVERAGE([.F6:.F8])" office:value-type="float" office:value="638" calcext:value-type="float">
            <text:p>638</text:p>
          </table:table-cell>
          <table:table-cell table:style-name="ce3" table:formula="of:=AVERAGE([.G6:.G8])" office:value-type="float" office:value="560" calcext:value-type="float">
            <text:p>560</text:p>
          </table:table-cell>
          <table:table-cell table:style-name="ce3" table:formula="of:=AVERAGE([.H6:.H8])" office:value-type="float" office:value="555.666666666667" calcext:value-type="float">
            <text:p>556</text:p>
          </table:table-cell>
          <table:table-cell table:style-name="ce3" table:formula="of:=AVERAGE([.I6:.I8])" office:value-type="float" office:value="553.333333333333" calcext:value-type="float">
            <text:p>553</text:p>
          </table:table-cell>
          <table:table-cell table:style-name="ce3" table:formula="of:=AVERAGE([.J6:.J8])" office:value-type="float" office:value="556" calcext:value-type="float">
            <text:p>556</text:p>
          </table:table-cell>
          <table:table-cell table:style-name="ce3" table:formula="of:=AVERAGE([.K6:.K8])" office:value-type="float" office:value="555" calcext:value-type="float">
            <text:p>555</text:p>
          </table:table-cell>
          <table:table-cell table:style-name="ce3" table:formula="of:=AVERAGE([.L6:.L8])" office:value-type="float" office:value="554.666666666667" calcext:value-type="float">
            <text:p>555</text:p>
          </table:table-cell>
          <table:table-cell table:style-name="ce3" table:formula="of:=AVERAGE([.M6:.M8])" office:value-type="float" office:value="558.333333333333" calcext:value-type="float">
            <text:p>558</text:p>
          </table:table-cell>
          <table:table-cell table:style-name="ce3" table:formula="of:=AVERAGE([.N6:.N8])" office:value-type="float" office:value="559" calcext:value-type="float">
            <text:p>559</text:p>
          </table:table-cell>
          <table:table-cell table:style-name="ce3" table:formula="of:=AVERAGE([.O6:.O8])" office:value-type="float" office:value="552.666666666667" calcext:value-type="float">
            <text:p>553</text:p>
          </table:table-cell>
          <table:table-cell table:style-name="ce3" table:formula="of:=AVERAGE([.P6:.P8])" office:value-type="float" office:value="554.666666666667" calcext:value-type="float">
            <text:p>555</text:p>
          </table:table-cell>
          <table:table-cell table:style-name="ce3" table:formula="of:=AVERAGE([.Q6:.Q8])" office:value-type="float" office:value="595.333333333333" calcext:value-type="float">
            <text:p>595</text:p>
          </table:table-cell>
          <table:table-cell table:style-name="ce3" table:formula="of:=AVERAGE([.R6:.R8])" office:value-type="float" office:value="553.666666666667" calcext:value-type="float">
            <text:p>554</text:p>
          </table:table-cell>
          <table:table-cell table:style-name="ce3" table:formula="of:=AVERAGE([.S6:.S8])" office:value-type="float" office:value="558.666666666667" calcext:value-type="float">
            <text:p>559</text:p>
          </table:table-cell>
          <table:table-cell table:style-name="ce3" table:formula="of:=AVERAGE([.T6:.T8])" office:value-type="float" office:value="553.333333333333" calcext:value-type="float">
            <text:p>553</text:p>
          </table:table-cell>
          <table:table-cell table:style-name="ce3" table:formula="of:=AVERAGE([.U6:.U8])" office:value-type="float" office:value="555" calcext:value-type="float">
            <text:p>555</text:p>
          </table:table-cell>
          <table:table-cell table:formula="of:=AVERAGE([.V6:.V8])" office:value-type="float" office:value="73607495" calcext:value-type="float">
            <text:p>73,607,4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Ex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46" calcext:value-type="float">
            <text:p>546</text:p>
          </table:table-cell>
          <table:table-cell table:number-columns-repeated="2" table:style-name="ce3" office:value-type="float" office:value="543" calcext:value-type="float">
            <text:p>54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51" calcext:value-type="float">
            <text:p>551</text:p>
          </table:table-cell>
          <table:table-cell table:number-columns-repeated="2" table:style-name="ce3" office:value-type="float" office:value="544" calcext:value-type="float">
            <text:p>544</text:p>
          </table:table-cell>
          <table:table-cell office:value-type="float" office:value="75076213" calcext:value-type="float">
            <text:p>75,076,213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82" calcext:value-type="float">
            <text:p>582</text:p>
          </table:table-cell>
          <table:table-cell table:number-columns-repeated="2" table:style-name="ce3" office:value-type="float" office:value="566" calcext:value-type="float">
            <text:p>56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3" calcext:value-type="float">
            <text:p>563</text:p>
          </table:table-cell>
          <table:table-cell table:number-columns-repeated="2" table:style-name="ce3" office:value-type="float" office:value="564" calcext:value-type="float">
            <text:p>56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6" calcext:value-type="float">
            <text:p>566</text:p>
          </table:table-cell>
          <table:table-cell office:value-type="float" office:value="72158056" calcext:value-type="float">
            <text:p>72,158,056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55" calcext:value-type="float">
            <text:p>555</text:p>
          </table:table-cell>
          <table:table-cell office:value-type="float" office:value="73588216" calcext:value-type="float">
            <text:p>73,588,216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 table:number-columns-spanned="9" table:number-rows-spanned="1">
            <text:p>Intel i5 x86-64 (circa 2010 Thinkpad, 8GB RAM)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 table:number-columns-spanned="9" table:number-rows-spanned="1">
            <text:p>HotSpot 1.8.0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 table:number-columns-spanned="9" table:number-rows-spanned="1">
            <text:p>Ubuntu 16.04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645.48pt" svg:height="218.35pt" svg:x="319.21pt" svg:y="3pt">
            <loext:p draw:notify-on-update-of-ranges="Sheet2.A2:Sheet2.A21 Sheet2.C1:Sheet2.C1 Sheet2.C2:Sheet2.C21 Sheet2.E1:Sheet2.E1 Sheet2.E2:Sheet2.E21 Sheet2.B1:Sheet2.B1 Sheet2.B2:Sheet2.B21 Sheet2.D1:Sheet2.D1 Sheet2.D2:Sheet2.D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10" table:default-cell-style-name="Default"/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Fn</text:p>
          </table:table-cell>
          <table:table-cell table:style-name="ce9" office:value-type="string" calcext:value-type="string">
            <text:p>Cn</text:p>
          </table:table-cell>
          <table:table-cell table:style-name="ce9" office:value-type="string" calcext:value-type="string">
            <text:p>Cn/Fn</text:p>
          </table:table-cell>
          <table:table-cell office:value-type="string" calcext:value-type="string">
            <text:p>Fn/n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/[.A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5]+[.B3]-3" office:value-type="float" office:value="0" calcext:value-type="float">
            <text:p>0</text:p>
          </table:table-cell>
          <table:table-cell table:formula="of:=[.C4]/[.B4]" office:value-type="float" office:value="0" calcext:value-type="float">
            <text:p>0</text:p>
          </table:table-cell>
          <table:table-cell table:formula="of:=[.B4]/[.A4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6]+[.B4]-3" office:value-type="float" office:value="1" calcext:value-type="float">
            <text:p>1</text:p>
          </table:table-cell>
          <table:table-cell table:formula="of:=[.C5]/[.B5]" office:value-type="float" office:value="0.5" calcext:value-type="float">
            <text:p>0.5</text:p>
          </table:table-cell>
          <table:table-cell table:formula="of:=[.B5]/[.A5]" office:value-type="float" office:value="0.666666666666667" calcext:value-type="float">
            <text:p>0.66666666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7]+[.B5]-3" office:value-type="float" office:value="4" calcext:value-type="float">
            <text:p>4</text:p>
          </table:table-cell>
          <table:table-cell table:formula="of:=[.C6]/[.B6]" office:value-type="float" office:value="1.33333333333333" calcext:value-type="float">
            <text:p>1.3333333333</text:p>
          </table:table-cell>
          <table:table-cell table:formula="of:=[.B6]/[.A6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8]+[.B6]-3" office:value-type="float" office:value="8" calcext:value-type="float">
            <text:p>8</text:p>
          </table:table-cell>
          <table:table-cell table:formula="of:=[.C7]/[.B7]" office:value-type="float" office:value="1.6" calcext:value-type="float">
            <text:p>1.6</text:p>
          </table:table-cell>
          <table:table-cell table:formula="of:=[.B7]/[.A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9]+[.B7]-3" office:value-type="float" office:value="15" calcext:value-type="float">
            <text:p>15</text:p>
          </table:table-cell>
          <table:table-cell table:formula="of:=[.C8]/[.B8]" office:value-type="float" office:value="1.875" calcext:value-type="float">
            <text:p>1.875</text:p>
          </table:table-cell>
          <table:table-cell table:formula="of:=[.B8]/[.A8]" office:value-type="float" office:value="1.33333333333333" calcext:value-type="float">
            <text:p>1.33333333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0]+[.B8]-3" office:value-type="float" office:value="26" calcext:value-type="float">
            <text:p>26</text:p>
          </table:table-cell>
          <table:table-cell table:formula="of:=[.C9]/[.B9]" office:value-type="float" office:value="2" calcext:value-type="float">
            <text:p>2</text:p>
          </table:table-cell>
          <table:table-cell table:formula="of:=[.B9]/[.A9]" office:value-type="float" office:value="1.85714285714286" calcext:value-type="float">
            <text:p>1.85714285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B11]+[.B9]-3" office:value-type="float" office:value="44" calcext:value-type="float">
            <text:p>44</text:p>
          </table:table-cell>
          <table:table-cell table:formula="of:=[.C10]/[.B10]" office:value-type="float" office:value="2.0952380952381" calcext:value-type="float">
            <text:p>2.0952380952</text:p>
          </table:table-cell>
          <table:table-cell table:formula="of:=[.B10]/[.A10]" office:value-type="float" office:value="2.625" calcext:value-type="float">
            <text:p>2.6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[.B12]+[.B10]-3" office:value-type="float" office:value="73" calcext:value-type="float">
            <text:p>73</text:p>
          </table:table-cell>
          <table:table-cell table:formula="of:=[.C11]/[.B11]" office:value-type="float" office:value="2.14705882352941" calcext:value-type="float">
            <text:p>2.1470588235</text:p>
          </table:table-cell>
          <table:table-cell table:formula="of:=[.B11]/[.A11]" office:value-type="float" office:value="3.77777777777778" calcext:value-type="float">
            <text:p>3.77777777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[.B13]+[.B11]-3" office:value-type="float" office:value="120" calcext:value-type="float">
            <text:p>120</text:p>
          </table:table-cell>
          <table:table-cell table:formula="of:=[.C12]/[.B12]" office:value-type="float" office:value="2.18181818181818" calcext:value-type="float">
            <text:p>2.1818181818</text:p>
          </table:table-cell>
          <table:table-cell table:formula="of:=[.B12]/[.A12]" office:value-type="float" office:value="5.5" calcext:value-type="float">
            <text:p>5.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[.B14]+[.B12]-3" office:value-type="float" office:value="196" calcext:value-type="float">
            <text:p>196</text:p>
          </table:table-cell>
          <table:table-cell table:formula="of:=[.C13]/[.B13]" office:value-type="float" office:value="2.20224719101124" calcext:value-type="float">
            <text:p>2.202247191</text:p>
          </table:table-cell>
          <table:table-cell table:formula="of:=[.B13]/[.A13]" office:value-type="float" office:value="8.09090909090909" calcext:value-type="float">
            <text:p>8.09090909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B15]+[.B13]-3" office:value-type="float" office:value="319" calcext:value-type="float">
            <text:p>319</text:p>
          </table:table-cell>
          <table:table-cell table:formula="of:=[.C14]/[.B14]" office:value-type="float" office:value="2.21527777777778" calcext:value-type="float">
            <text:p>2.2152777778</text:p>
          </table:table-cell>
          <table:table-cell table:formula="of:=[.B14]/[.A14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table:formula="of:=[.B16]+[.B14]-3" office:value-type="float" office:value="518" calcext:value-type="float">
            <text:p>518</text:p>
          </table:table-cell>
          <table:table-cell table:formula="of:=[.C15]/[.B15]" office:value-type="float" office:value="2.22317596566524" calcext:value-type="float">
            <text:p>2.2231759657</text:p>
          </table:table-cell>
          <table:table-cell table:formula="of:=[.B15]/[.A15]" office:value-type="float" office:value="17.9230769230769" calcext:value-type="float">
            <text:p>17.92307692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table:formula="of:=[.B17]+[.B15]-3" office:value-type="float" office:value="840" calcext:value-type="float">
            <text:p>840</text:p>
          </table:table-cell>
          <table:table-cell table:formula="of:=[.C16]/[.B16]" office:value-type="float" office:value="2.22811671087533" calcext:value-type="float">
            <text:p>2.2281167109</text:p>
          </table:table-cell>
          <table:table-cell table:formula="of:=[.B16]/[.A16]" office:value-type="float" office:value="26.9285714285714" calcext:value-type="float">
            <text:p>26.92857142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table:formula="of:=[.B18]+[.B16]-3" office:value-type="float" office:value="1361" calcext:value-type="float">
            <text:p>1361</text:p>
          </table:table-cell>
          <table:table-cell table:formula="of:=[.C17]/[.B17]" office:value-type="float" office:value="2.23114754098361" calcext:value-type="float">
            <text:p>2.231147541</text:p>
          </table:table-cell>
          <table:table-cell table:formula="of:=[.B17]/[.A17]" office:value-type="float" office:value="40.6666666666667" calcext:value-type="float">
            <text:p>40.666666666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7" calcext:value-type="float">
            <text:p>987</text:p>
          </table:table-cell>
          <table:table-cell table:formula="of:=[.B19]+[.B17]-3" office:value-type="float" office:value="2204" calcext:value-type="float">
            <text:p>2204</text:p>
          </table:table-cell>
          <table:table-cell table:formula="of:=[.C18]/[.B18]" office:value-type="float" office:value="2.23302938196555" calcext:value-type="float">
            <text:p>2.233029382</text:p>
          </table:table-cell>
          <table:table-cell table:formula="of:=[.B18]/[.A18]" office:value-type="float" office:value="61.6875" calcext:value-type="float">
            <text:p>61.687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7" calcext:value-type="float">
            <text:p>1597</text:p>
          </table:table-cell>
          <table:table-cell table:formula="of:=[.B20]+[.B18]-3" office:value-type="float" office:value="3568" calcext:value-type="float">
            <text:p>3568</text:p>
          </table:table-cell>
          <table:table-cell table:formula="of:=[.C19]/[.B19]" office:value-type="float" office:value="2.23418910457107" calcext:value-type="float">
            <text:p>2.2341891046</text:p>
          </table:table-cell>
          <table:table-cell table:formula="of:=[.B19]/[.A19]" office:value-type="float" office:value="93.9411764705882" calcext:value-type="float">
            <text:p>93.941176470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84" calcext:value-type="float">
            <text:p>2584</text:p>
          </table:table-cell>
          <table:table-cell table:formula="of:=[.B21]+[.B19]-3" office:value-type="float" office:value="5775" calcext:value-type="float">
            <text:p>5775</text:p>
          </table:table-cell>
          <table:table-cell table:formula="of:=[.C20]/[.B20]" office:value-type="float" office:value="2.23490712074303" calcext:value-type="float">
            <text:p>2.2349071207</text:p>
          </table:table-cell>
          <table:table-cell table:formula="of:=[.B20]/[.A20]" office:value-type="float" office:value="143.555555555556" calcext:value-type="float">
            <text:p>143.555555555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81" calcext:value-type="float">
            <text:p>4181</text:p>
          </table:table-cell>
          <table:table-cell table:formula="of:=[.B22]+[.B20]-3" office:value-type="float" office:value="9346" calcext:value-type="float">
            <text:p>9346</text:p>
          </table:table-cell>
          <table:table-cell table:formula="of:=[.C21]/[.B21]" office:value-type="float" office:value="2.23535039464243" calcext:value-type="float">
            <text:p>2.2353503946</text:p>
          </table:table-cell>
          <table:table-cell table:formula="of:=[.B21]/[.A21]" office:value-type="float" office:value="220.052631578947" calcext:value-type="float">
            <text:p>220.052631578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table:formula="of:=[.B23]+[.B21]-3" office:value-type="float" office:value="15124" calcext:value-type="float">
            <text:p>15124</text:p>
          </table:table-cell>
          <table:table-cell table:formula="of:=[.C22]/[.B22]" office:value-type="float" office:value="2.23562453806356" calcext:value-type="float">
            <text:p>2.2356245381</text:p>
          </table:table-cell>
          <table:table-cell table:formula="of:=[.B22]/[.A22]" office:value-type="float" office:value="338.25" calcext:value-type="float">
            <text:p>338.25</text:p>
          </table:table-cell>
          <table:table-cell table:number-columns-repeated="4"/>
          <table:table-cell table:style-name="ce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946" calcext:value-type="float">
            <text:p>10946</text:p>
          </table:table-cell>
          <table:table-cell table:formula="of:=[.B24]+[.B22]-3" office:value-type="float" office:value="24473" calcext:value-type="float">
            <text:p>24473</text:p>
          </table:table-cell>
          <table:table-cell table:formula="of:=[.C23]/[.B23]" office:value-type="float" office:value="2.23579389731409" calcext:value-type="float">
            <text:p>2.2357938973</text:p>
          </table:table-cell>
          <table:table-cell table:formula="of:=[.B23]/[.A23]" office:value-type="float" office:value="521.238095238095" calcext:value-type="float">
            <text:p>521.2380952381</text:p>
          </table:table-cell>
          <table:table-cell table:number-columns-repeated="4"/>
          <table:table-cell table:style-name="ce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711" calcext:value-type="float">
            <text:p>17711</text:p>
          </table:table-cell>
          <table:table-cell table:formula="of:=[.B25]+[.B23]-3" office:value-type="float" office:value="39600" calcext:value-type="float">
            <text:p>39600</text:p>
          </table:table-cell>
          <table:table-cell table:formula="of:=[.C24]/[.B24]" office:value-type="float" office:value="2.23589859409407" calcext:value-type="float">
            <text:p>2.2358985941</text:p>
          </table:table-cell>
          <table:table-cell table:formula="of:=[.B24]/[.A24]" office:value-type="float" office:value="805.045454545455" calcext:value-type="float">
            <text:p>805.0454545455</text:p>
          </table:table-cell>
          <table:table-cell table:number-columns-repeated="4"/>
          <table:table-cell table:style-name="ce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57" calcext:value-type="float">
            <text:p>28657</text:p>
          </table:table-cell>
          <table:table-cell table:formula="of:=[.B26]+[.B24]-3" office:value-type="float" office:value="64076" calcext:value-type="float">
            <text:p>64076</text:p>
          </table:table-cell>
          <table:table-cell table:formula="of:=[.C25]/[.B25]" office:value-type="float" office:value="2.23596328994661" calcext:value-type="float">
            <text:p>2.2359632899</text:p>
          </table:table-cell>
          <table:table-cell table:formula="of:=[.B25]/[.A25]" office:value-type="float" office:value="1245.95652173913" calcext:value-type="float">
            <text:p>1245.9565217391</text:p>
          </table:table-cell>
          <table:table-cell table:number-columns-repeated="4"/>
          <table:table-cell table:style-name="ce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368" calcext:value-type="float">
            <text:p>46368</text:p>
          </table:table-cell>
          <table:table-cell table:formula="of:=[.B27]+[.B25]-3" office:value-type="float" office:value="103679" calcext:value-type="float">
            <text:p>103679</text:p>
          </table:table-cell>
          <table:table-cell table:formula="of:=[.C26]/[.B26]" office:value-type="float" office:value="2.23600327812284" calcext:value-type="float">
            <text:p>2.2360032781</text:p>
          </table:table-cell>
          <table:table-cell table:formula="of:=[.B26]/[.A26]" office:value-type="float" office:value="1932" calcext:value-type="float">
            <text:p>1932</text:p>
          </table:table-cell>
          <table:table-cell table:number-columns-repeated="4"/>
          <table:table-cell table:style-name="ce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table:formula="of:=[.B28]+[.B26]-3" office:value-type="float" office:value="167758" calcext:value-type="float">
            <text:p>167758</text:p>
          </table:table-cell>
          <table:table-cell table:formula="of:=[.C27]/[.B27]" office:value-type="float" office:value="2.23602799066978" calcext:value-type="float">
            <text:p>2.2360279907</text:p>
          </table:table-cell>
          <table:table-cell table:formula="of:=[.B27]/[.A27]" office:value-type="float" office:value="3001" calcext:value-type="float">
            <text:p>300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1393" calcext:value-type="float">
            <text:p>121393</text:p>
          </table:table-cell>
          <table:table-cell table:formula="of:=[.B29]+[.B27]-3" office:value-type="float" office:value="271440" calcext:value-type="float">
            <text:p>271440</text:p>
          </table:table-cell>
          <table:table-cell table:formula="of:=[.C28]/[.B28]" office:value-type="float" office:value="2.23604326443864" calcext:value-type="float">
            <text:p>2.2360432644</text:p>
          </table:table-cell>
          <table:table-cell table:formula="of:=[.B28]/[.A28]" office:value-type="float" office:value="4668.96153846154" calcext:value-type="float">
            <text:p>4668.961538461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6418" calcext:value-type="float">
            <text:p>196418</text:p>
          </table:table-cell>
          <table:table-cell table:formula="of:=[.B30]+[.B28]-3" office:value-type="float" office:value="439201" calcext:value-type="float">
            <text:p>439201</text:p>
          </table:table-cell>
          <table:table-cell table:formula="of:=[.C29]/[.B29]" office:value-type="float" office:value="2.23605270392734" calcext:value-type="float">
            <text:p>2.2360527039</text:p>
          </table:table-cell>
          <table:table-cell table:formula="of:=[.B29]/[.A29]" office:value-type="float" office:value="7274.74074074074" calcext:value-type="float">
            <text:p>7274.740740740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7811" calcext:value-type="float">
            <text:p>317811</text:p>
          </table:table-cell>
          <table:table-cell table:formula="of:=[.B31]+[.B29]-3" office:value-type="float" office:value="710644" calcext:value-type="float">
            <text:p>710644</text:p>
          </table:table-cell>
          <table:table-cell table:formula="of:=[.C30]/[.B30]" office:value-type="float" office:value="2.23605853793607" calcext:value-type="float">
            <text:p>2.2360585379</text:p>
          </table:table-cell>
          <table:table-cell table:formula="of:=[.B30]/[.A30]" office:value-type="float" office:value="11350.3928571429" calcext:value-type="float">
            <text:p>11350.39285714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4229" calcext:value-type="float">
            <text:p>514229</text:p>
          </table:table-cell>
          <table:table-cell table:formula="of:=[.B32]+[.B30]-3" office:value-type="float" office:value="1149848" calcext:value-type="float">
            <text:p>1149848</text:p>
          </table:table-cell>
          <table:table-cell table:formula="of:=[.C31]/[.B31]" office:value-type="float" office:value="2.23606214351972" calcext:value-type="float">
            <text:p>2.2360621435</text:p>
          </table:table-cell>
          <table:table-cell table:formula="of:=[.B31]/[.A31]" office:value-type="float" office:value="17732.0344827586" calcext:value-type="float">
            <text:p>17732.034482758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table:formula="of:=[.B33]+[.B31]-3" office:value-type="float" office:value="1860495" calcext:value-type="float">
            <text:p>1860495</text:p>
          </table:table-cell>
          <table:table-cell table:formula="of:=[.C32]/[.B32]" office:value-type="float" office:value="2.2360643719052" calcext:value-type="float">
            <text:p>2.2360643719</text:p>
          </table:table-cell>
          <table:table-cell table:formula="of:=[.B32]/[.A32]" office:value-type="float" office:value="27734.6666666667" calcext:value-type="float">
            <text:p>27734.66666666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6269" calcext:value-type="float">
            <text:p>1346269</text:p>
          </table:table-cell>
          <table:table-cell table:formula="of:=[.B34]+[.B32]-3" office:value-type="float" office:value="3010346" calcext:value-type="float">
            <text:p>3010346</text:p>
          </table:table-cell>
          <table:table-cell table:formula="of:=[.C33]/[.B33]" office:value-type="float" office:value="2.23606574911849" calcext:value-type="float">
            <text:p>2.2360657491</text:p>
          </table:table-cell>
          <table:table-cell table:formula="of:=[.B33]/[.A33]" office:value-type="float" office:value="43428.0322580645" calcext:value-type="float">
            <text:p>43428.032258064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78309" calcext:value-type="float">
            <text:p>2178309</text:p>
          </table:table-cell>
          <table:table-cell table:formula="of:=[.B35]+[.B33]-3" office:value-type="float" office:value="4870844" calcext:value-type="float">
            <text:p>4870844</text:p>
          </table:table-cell>
          <table:table-cell table:formula="of:=[.C34]/[.B34]" office:value-type="float" office:value="2.2360666002849" calcext:value-type="float">
            <text:p>2.2360666003</text:p>
          </table:table-cell>
          <table:table-cell table:formula="of:=[.B34]/[.A34]" office:value-type="float" office:value="68072.15625" calcext:value-type="float">
            <text:p>68072.156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24578" calcext:value-type="float">
            <text:p>3524578</text:p>
          </table:table-cell>
          <table:table-cell table:formula="of:=[.B36]+[.B34]-3" office:value-type="float" office:value="7881193" calcext:value-type="float">
            <text:p>7881193</text:p>
          </table:table-cell>
          <table:table-cell table:formula="of:=[.C35]/[.B35]" office:value-type="float" office:value="2.23606712633399" calcext:value-type="float">
            <text:p>2.2360671263</text:p>
          </table:table-cell>
          <table:table-cell table:formula="of:=[.B35]/[.A35]" office:value-type="float" office:value="106805.393939394" calcext:value-type="float">
            <text:p>106805.39393939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02887" calcext:value-type="float">
            <text:p>5702887</text:p>
          </table:table-cell>
          <table:table-cell table:formula="of:=[.B37]+[.B35]-3" office:value-type="float" office:value="12752040" calcext:value-type="float">
            <text:p>12752040</text:p>
          </table:table-cell>
          <table:table-cell table:formula="of:=[.C36]/[.B36]" office:value-type="float" office:value="2.23606745145047" calcext:value-type="float">
            <text:p>2.2360674515</text:p>
          </table:table-cell>
          <table:table-cell table:formula="of:=[.B36]/[.A36]" office:value-type="float" office:value="167731.970588235" calcext:value-type="float">
            <text:p>167731.9705882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formula="of:=[.B38]+[.B36]-3" office:value-type="float" office:value="20633236" calcext:value-type="float">
            <text:p>20633236</text:p>
          </table:table-cell>
          <table:table-cell table:formula="of:=[.C37]/[.B37]" office:value-type="float" office:value="2.2360676523834" calcext:value-type="float">
            <text:p>2.2360676524</text:p>
          </table:table-cell>
          <table:table-cell table:formula="of:=[.B37]/[.A37]" office:value-type="float" office:value="263641.857142857" calcext:value-type="float">
            <text:p>263641.85714285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930352" calcext:value-type="float">
            <text:p>14930352</text:p>
          </table:table-cell>
          <table:table-cell table:formula="of:=[.B39]+[.B37]-3" office:value-type="float" office:value="33385279" calcext:value-type="float">
            <text:p>33385279</text:p>
          </table:table-cell>
          <table:table-cell table:formula="of:=[.C38]/[.B38]" office:value-type="float" office:value="2.23606777656682" calcext:value-type="float">
            <text:p>2.2360677766</text:p>
          </table:table-cell>
          <table:table-cell table:formula="of:=[.B38]/[.A38]" office:value-type="float" office:value="414732" calcext:value-type="float">
            <text:p>41473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157817" calcext:value-type="float">
            <text:p>24157817</text:p>
          </table:table-cell>
          <table:table-cell table:formula="of:=[.B40]+[.B38]-3" office:value-type="float" office:value="54018518" calcext:value-type="float">
            <text:p>5401851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088169" calcext:value-type="float">
            <text:p>3908816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5:15:16.677094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2:41:33.983365985</meta:creation-date>
    <dc:date>2017-03-20T07:35:41.905091546</dc:date>
    <meta:editing-duration>P1DT13M42S</meta:editing-duration>
    <meta:editing-cycles>10</meta:editing-cycles>
    <meta:generator>LibreOffice/5.1.6.2$Linux_X86_64 LibreOffice_project/10m0$Build-2</meta:generator>
    <meta:document-statistic meta:table-count="2" meta:cell-count="3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785cm" svg:height="11.238cm" xlink:href=".." xlink:type="simple" chart:class="chart:line" chart:style-name="ch1">
        <chart:title svg:x="4.059cm" svg:y="0.36cm" chart:style-name="ch2">
          <text:p>Time (ms) to Recognize &amp; Extract IPtables Values from Linux Kernel Log </text:p>
        </chart:title>
        <chart:subtitle svg:x="2.974cm" svg:y="1.363cm" chart:style-name="ch3">
          <text:p>Input 20MB in RAM; 115080 lines total; 70280 lines matched; 10 fields extracted per matched line</text:p>
        </chart:subtitle>
        <chart:legend chart:legend-position="end" svg:x="18.716cm" svg:y="4.573cm" style:legend-expansion="high" chart:style-name="ch4"/>
        <chart:plot-area chart:style-name="ch5" table:cell-range-address="Sheet1.A2:Sheet1.U5" chart:data-source-has-labels="column" svg:x="1.466cm" svg:y="2.27cm" svg:width="16.795cm" svg:height="7.763cm">
          <chartooo:coordinate-region svg:x="2.273cm" svg:y="2.469cm" svg:width="15.801cm" svg:height="6.917cm"/>
          <chart:axis chart:dimension="x" chart:name="primary-x" chart:style-name="ch6">
            <chart:title svg:x="8.642cm" svg:y="10.257cm" chart:style-name="ch7">
              <text:p>20 x 20 MB runs</text:p>
            </chart:title>
          </chart:axis>
          <chart:axis chart:dimension="y" chart:name="primary-y" chart:style-name="ch8">
            <chart:title svg:x="0.451cm" svg:y="6.909cm" chart:style-name="ch9">
              <text:p>Time (ms)</text:p>
            </chart:title>
            <chart:grid chart:style-name="ch10" chart:class="major"/>
          </chart:axis>
          <chart:series chart:style-name="ch11" chart:values-cell-range-address="Sheet1.B2:Sheet1.U2" chart:label-cell-address="Sheet1.A2:Sheet1.A2" chart:class="chart:line">
            <chart:data-point chart:repeated="20"/>
          </chart:series>
          <chart:series chart:style-name="ch12" chart:values-cell-range-address="Sheet1.B3:Sheet1.U3" chart:label-cell-address="Sheet1.A3:Sheet1.A3" chart:class="chart:line">
            <chart:data-point chart:repeated="20"/>
          </chart:series>
          <chart:series chart:style-name="ch13" chart:values-cell-range-address="Sheet1.B4:Sheet1.U4" chart:label-cell-address="Sheet1.A4:Sheet1.A4" chart:class="chart:line">
            <chart:data-point chart:repeated="20"/>
          </chart:series>
          <chart:series chart:style-name="ch14" chart:values-cell-range-address="Sheet1.B5:Sheet1.U5" chart:label-cell-address="Sheet1.A5:Sheet1.A5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Sheet1.A2:Sheet1.A2</svg:desc>
                </draw:g>
              </table:table-cell>
              <table:table-cell office:value-type="float" office:value="545">
                <text:p>545</text:p>
                <draw:g>
                  <svg:desc>Sheet1.B2:Sheet1.U2</svg:desc>
                </draw:g>
              </table:table-cell>
              <table:table-cell office:value-type="float" office:value="391">
                <text:p>391</text:p>
              </table:table-cell>
              <table:table-cell office:value-type="float" office:value="299">
                <text:p>299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96">
                <text:p>396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415">
                <text:p>415</text:p>
                <draw:g>
                  <svg:desc>Sheet1.B3:Sheet1.U3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6">
                <text:p>256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LinuxKernel</text:p>
                <draw:g>
                  <svg:desc>Sheet1.A4:Sheet1.A4</svg:desc>
                </draw:g>
              </table:table-cell>
              <table:table-cell office:value-type="float" office:value="282">
                <text:p>282</text:p>
                <draw:g>
                  <svg:desc>Sheet1.B4:Sheet1.U4</svg:desc>
                </draw:g>
              </table:table-cell>
              <table:table-cell office:value-type="float" office:value="158">
                <text:p>158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egEx Average</text:p>
                <draw:g>
                  <svg:desc>Sheet1.A5:Sheet1.A5</svg:desc>
                </draw:g>
              </table:table-cell>
              <table:table-cell office:value-type="float" office:value="686.333333333333">
                <text:p>686.333333333333</text:p>
                <draw:g>
                  <svg:desc>Sheet1.B5:Sheet1.U5</svg:desc>
                </draw:g>
              </table:table-cell>
              <table:table-cell office:value-type="float" office:value="593">
                <text:p>593</text:p>
              </table:table-cell>
              <table:table-cell office:value-type="float" office:value="568">
                <text:p>568</text:p>
              </table:table-cell>
              <table:table-cell office:value-type="float" office:value="565">
                <text:p>565</text:p>
              </table:table-cell>
              <table:table-cell office:value-type="float" office:value="638">
                <text:p>638</text:p>
              </table:table-cell>
              <table:table-cell office:value-type="float" office:value="560">
                <text:p>560</text:p>
              </table:table-cell>
              <table:table-cell office:value-type="float" office:value="555.666666666667">
                <text:p>555.66666666666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56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54.666666666667">
                <text:p>554.666666666667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559">
                <text:p>559</text:p>
              </table:table-cell>
              <table:table-cell office:value-type="float" office:value="552.666666666667">
                <text:p>552.666666666667</text:p>
              </table:table-cell>
              <table:table-cell office:value-type="float" office:value="554.666666666667">
                <text:p>554.666666666667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553.666666666667">
                <text:p>553.666666666667</text:p>
              </table:table-cell>
              <table:table-cell office:value-type="float" office:value="558.666666666667">
                <text:p>558.66666666666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72cm" svg:height="7.704cm" xlink:href=".." xlink:type="simple" chart:class="chart:line" chart:column-mapping="1 3 0 2" chart:style-name="ch1">
        <chart:legend chart:legend-position="start" svg:x="0.21cm" svg:y="2.806cm" style:legend-expansion="high" chart:style-name="ch2"/>
        <chart:plot-area chart:style-name="ch3" table:cell-range-address="Sheet2.A1:Sheet2.E21" chart:data-source-has-labels="both" svg:x="2.725cm" svg:y="0.154cm" svg:width="18.576cm" svg:height="7.396cm">
          <chartooo:coordinate-region svg:x="3.901cm" svg:y="0.353cm" svg:width="16.672cm" svg:height="6.55cm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>
            <chart:title svg:x="21.756cm" svg:y="5.166cm" chart:style-name="ch7">
              <text:p>Efficiency (Cn/Fn)</text:p>
            </chart:title>
          </chart:axis>
          <chart:series chart:attached-axis="primary-y" chart:style-name="ch8" chart:values-cell-range-address="Sheet2.C2:Sheet2.C21" chart:label-cell-address="Sheet2.C1:Sheet2.C1" chart:class="chart:line">
            <chart:data-point chart:repeated="20"/>
          </chart:series>
          <chart:series chart:attached-axis="primary-y" chart:style-name="ch9" chart:values-cell-range-address="Sheet2.E2:Sheet2.E21" chart:label-cell-address="Sheet2.E1:Sheet2.E1" chart:class="chart:line">
            <chart:data-point chart:repeated="20"/>
          </chart:series>
          <chart:series chart:attached-axis="primary-y" chart:style-name="ch10" chart:values-cell-range-address="Sheet2.B2:Sheet2.B21" chart:label-cell-address="Sheet2.B1:Sheet2.B1" chart:class="chart:line">
            <chart:data-point chart:repeated="20"/>
          </chart:series>
          <chart:series chart:attached-axis="secondary-y" chart:style-name="ch11" chart:values-cell-range-address="Sheet2.D2:Sheet2.D21" chart:label-cell-address="Sheet2.D1:Sheet2.D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</text:p>
                <draw:g>
                  <svg:desc>Sheet2.C1:Sheet2.C1</svg:desc>
                </draw:g>
              </table:table-cell>
              <table:table-cell office:value-type="string">
                <text:p>Fn/n</text:p>
                <draw:g>
                  <svg:desc>Sheet2.E1:Sheet2.E1</svg:desc>
                </draw:g>
              </table:table-cell>
              <table:table-cell office:value-type="string">
                <text:p>Fn</text:p>
                <draw:g>
                  <svg:desc>Sheet2.B1:Sheet2.B1</svg:desc>
                </draw:g>
              </table:table-cell>
              <table:table-cell office:value-type="string">
                <text:p>Cn/Fn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2:Sheet2.A21</svg:desc>
                </draw:g>
              </table:table-cell>
              <table:table-cell office:value-type="float" office:value="0">
                <text:p>0</text:p>
                <draw:g>
                  <svg:desc>Sheet2.C2:Sheet2.C21</svg:desc>
                </draw:g>
              </table:table-cell>
              <table:table-cell office:value-type="float" office:value="0">
                <text:p>0</text:p>
                <draw:g>
                  <svg:desc>Sheet2.E2:Sheet2.E21</svg:desc>
                </draw:g>
              </table:table-cell>
              <table:table-cell office:value-type="float" office:value="0">
                <text:p>0</text:p>
                <draw:g>
                  <svg:desc>Sheet2.B2:Sheet2.B21</svg:desc>
                </draw:g>
              </table:table-cell>
              <table:table-cell office:value-type="float" office:value="0">
                <text:p>0</text:p>
                <draw:g>
                  <svg:desc>Sheet2.D2:Sheet2.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8">
                <text:p>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2.625">
                <text:p>2.625</text:p>
              </table:table-cell>
              <table:table-cell office:value-type="float" office:value="21">
                <text:p>21</text:p>
              </table:table-cell>
              <table:table-cell office:value-type="float" office:value="2.0952380952381">
                <text:p>2.09523809523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3.77777777777778">
                <text:p>3.77777777777778</text:p>
              </table:table-cell>
              <table:table-cell office:value-type="float" office:value="34">
                <text:p>34</text:p>
              </table:table-cell>
              <table:table-cell office:value-type="float" office:value="2.14705882352941">
                <text:p>2.147058823529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5.5">
                <text:p>5.5</text:p>
              </table:table-cell>
              <table:table-cell office:value-type="float" office:value="55">
                <text:p>55</text:p>
              </table:table-cell>
              <table:table-cell office:value-type="float" office:value="2.18181818181818">
                <text:p>2.181818181818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6">
                <text:p>196</text:p>
              </table:table-cell>
              <table:table-cell office:value-type="float" office:value="8.09090909090909">
                <text:p>8.09090909090909</text:p>
              </table:table-cell>
              <table:table-cell office:value-type="float" office:value="89">
                <text:p>89</text:p>
              </table:table-cell>
              <table:table-cell office:value-type="float" office:value="2.20224719101124">
                <text:p>2.202247191011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9">
                <text:p>319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  <table:table-cell office:value-type="float" office:value="2.21527777777778">
                <text:p>2.215277777777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8">
                <text:p>518</text:p>
              </table:table-cell>
              <table:table-cell office:value-type="float" office:value="17.9230769230769">
                <text:p>17.9230769230769</text:p>
              </table:table-cell>
              <table:table-cell office:value-type="float" office:value="233">
                <text:p>233</text:p>
              </table:table-cell>
              <table:table-cell office:value-type="float" office:value="2.22317596566524">
                <text:p>2.223175965665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26.9285714285714">
                <text:p>26.9285714285714</text:p>
              </table:table-cell>
              <table:table-cell office:value-type="float" office:value="377">
                <text:p>377</text:p>
              </table:table-cell>
              <table:table-cell office:value-type="float" office:value="2.22811671087533">
                <text:p>2.22811671087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1">
                <text:p>1361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610">
                <text:p>610</text:p>
              </table:table-cell>
              <table:table-cell office:value-type="float" office:value="2.23114754098361">
                <text:p>2.231147540983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04">
                <text:p>2204</text:p>
              </table:table-cell>
              <table:table-cell office:value-type="float" office:value="61.6875">
                <text:p>61.6875</text:p>
              </table:table-cell>
              <table:table-cell office:value-type="float" office:value="987">
                <text:p>987</text:p>
              </table:table-cell>
              <table:table-cell office:value-type="float" office:value="2.23302938196555">
                <text:p>2.233029381965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68">
                <text:p>3568</text:p>
              </table:table-cell>
              <table:table-cell office:value-type="float" office:value="93.9411764705882">
                <text:p>93.9411764705882</text:p>
              </table:table-cell>
              <table:table-cell office:value-type="float" office:value="1597">
                <text:p>1597</text:p>
              </table:table-cell>
              <table:table-cell office:value-type="float" office:value="2.23418910457107">
                <text:p>2.234189104571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775">
                <text:p>5775</text:p>
              </table:table-cell>
              <table:table-cell office:value-type="float" office:value="143.555555555556">
                <text:p>143.555555555556</text:p>
              </table:table-cell>
              <table:table-cell office:value-type="float" office:value="2584">
                <text:p>2584</text:p>
              </table:table-cell>
              <table:table-cell office:value-type="float" office:value="2.23490712074303">
                <text:p>2.234907120743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346">
                <text:p>9346</text:p>
              </table:table-cell>
              <table:table-cell office:value-type="float" office:value="220.052631578947">
                <text:p>220.052631578947</text:p>
              </table:table-cell>
              <table:table-cell office:value-type="float" office:value="4181">
                <text:p>4181</text:p>
              </table:table-cell>
              <table:table-cell office:value-type="float" office:value="2.23535039464243">
                <text:p>2.23535039464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